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<text:a xlink:href="https://forth-standard.org/standard/core/Store" xlink:type="simple">6.1.0010 !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num" xlink:type="simple">6.1.0030 #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um-end" xlink:type="simple">6.1.0040 #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umS" xlink:type="simple">6.1.0050 #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ick" xlink:type="simple">6.1.0070 '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p" xlink:type="simple">6.1.0080 (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imes" xlink:type="simple">6.1.0090 *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imesDiv" xlink:type="simple">6.1.0100 */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imesDivMOD" xlink:type="simple">6.1.0110 *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lus" xlink:type="simple">6.1.0120 +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PlusStore" xlink:type="simple">6.1.0130 +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lusLOOP" xlink:type="simple">6.1.0140 +LOO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mma" xlink:type="simple">6.1.0150 ,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Minus" xlink:type="simple">6.1.0160 -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" xlink:type="simple">6.1.0180 .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otq" xlink:type="simple">6.1.0190 ."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iv" xlink:type="simple">6.1.0230 /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ivMOD" xlink:type="simple">6.1.0240 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less" xlink:type="simple">6.1.0250 0&l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Equal" xlink:type="simple">6.1.0270 0=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OnePlus" xlink:type="simple">6.1.0290 1+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OneMinus" xlink:type="simple">6.1.0300 1-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Store" xlink:type="simple">6.1.0310 2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Times" xlink:type="simple">6.1.0320 2*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Div" xlink:type="simple">6.1.0330 2/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Fetch" xlink:type="simple">6.1.0350 2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DROP" xlink:type="simple">6.1.0370 2DRO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DUP" xlink:type="simple">6.1.0380 2DU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OVER" xlink:type="simple">6.1.0400 2OV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SWAP" xlink:type="simple">6.1.0430 2SWA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lon" xlink:type="simple">6.1.0450 :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Semi" xlink:type="simple">6.1.0460 ;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ess" xlink:type="simple">6.1.0480 &lt;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num-start" xlink:type="simple">6.1.0490 &lt;#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qual" xlink:type="simple">6.1.0530 =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ore" xlink:type="simple">6.1.0540 &gt;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oBODY" xlink:type="simple">6.1.0550 &gt;BODY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oIN" xlink:type="simple">6.1.0560 &gt;I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oNUMBER" xlink:type="simple">6.1.0570 &gt;NUMB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oR" xlink:type="simple">6.1.0580 &gt;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qDUP" xlink:type="simple">6.1.0630 ?DU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Fetch" xlink:type="simple">6.1.0650 @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BORT" xlink:type="simple">6.1.0670 ABOR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BORTq" xlink:type="simple">6.1.0680 ABORT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BS" xlink:type="simple">6.1.0690 ABS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CCEPT" xlink:type="simple">6.1.0695 ACCEP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LIGN" xlink:type="simple">6.1.0705 ALIG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LIGNED" xlink:type="simple">6.1.0706 ALIGNED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LLOT" xlink:type="simple">6.1.0710 ALLO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ND" xlink:type="simple">6.1.0720 AND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BASE" xlink:type="simple">6.1.0750 B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EGIN" xlink:type="simple">6.1.0760 BEGI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L" xlink:type="simple">6.1.0770 BL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CStore" xlink:type="simple">6.1.0850 C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Comma" xlink:type="simple">6.1.0860 C,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Fetch" xlink:type="simple">6.1.0870 C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ELLPlus" xlink:type="simple">6.1.0880 CELL+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ELLS" xlink:type="simple">6.1.0890 CELL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HAR" xlink:type="simple">6.1.0895 CHA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HARPlus" xlink:type="simple">6.1.0897 CHAR+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HARS" xlink:type="simple">6.1.0898 CHAR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NSTANT" xlink:type="simple">6.1.0950 CONSTAN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COUNT" xlink:type="simple">6.1.0980 COUN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R" xlink:type="simple">6.1.0990 CR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CREATE" xlink:type="simple">6.1.1000 CREAT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CIMAL" xlink:type="simple">6.1.1170 DECIMA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PTH" xlink:type="simple">6.1.1200 DEPTH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O" xlink:type="simple">6.1.1240 DO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OES" xlink:type="simple">6.1.1250 DOES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ROP" xlink:type="simple">6.1.1260 DRO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UP" xlink:type="simple">6.1.1290 DU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ELSE" xlink:type="simple">6.1.1310 ELS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EMIT" xlink:type="simple">6.1.1320 EMI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ENVIRONMENTq" xlink:type="simple">6.1.1345 ENVIRONMENT?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VALUATE" xlink:type="simple">6.1.1360 EVALUAT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XECUTE" xlink:type="simple">6.1.1370 EXECUT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EXIT" xlink:type="simple">6.1.1380 EXI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FILL" xlink:type="simple">6.1.1540 FIL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IND" xlink:type="simple">6.1.1550 FIN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MDivMOD" xlink:type="simple">6.1.1561 FM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HERE" xlink:type="simple">6.1.1650 HER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HOLD" xlink:type="simple">6.1.1670 HOL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I" xlink:type="simple">6.1.1680 I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IF" xlink:type="simple">6.1.1700 IF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IMMEDIATE" xlink:type="simple">6.1.1710 IMMEDIAT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INVERT" xlink:type="simple">6.1.1720 INVER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J" xlink:type="simple">6.1.1730 J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KEY" xlink:type="simple">6.1.1750 KEY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EAVE" xlink:type="simple">6.1.1760 LEAV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ITERAL" xlink:type="simple">6.1.1780 LITERAL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OOP" xlink:type="simple">6.1.1800 LOO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SHIFT" xlink:type="simple">6.1.1805 LSHIF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Times" xlink:type="simple">6.1.1810 M*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MAX" xlink:type="simple">6.1.1870 MAX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IN" xlink:type="simple">6.1.1880 MI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OD" xlink:type="simple">6.1.1890 MOD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OVE" xlink:type="simple">6.1.1900 MOV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EGATE" xlink:type="simple">6.1.1910 NEGAT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OR" xlink:type="simple">6.1.1980 OR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OVER" xlink:type="simple">6.1.1990 OV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OSTPONE" xlink:type="simple">6.1.2033 POSTPON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QUIT" xlink:type="simple">6.1.2050 QUI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from" xlink:type="simple">6.1.2060 R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Fetch" xlink:type="simple">6.1.2070 R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CURSE" xlink:type="simple">6.1.2120 RECURS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REPEAT" xlink:type="simple">6.1.2140 REPEA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OT" xlink:type="simple">6.1.2160 RO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SHIFT" xlink:type="simple">6.1.2162 RSHIF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Sq" xlink:type="simple">6.1.2165 S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toD" xlink:type="simple">6.1.2170 S&gt;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IGN" xlink:type="simple">6.1.2210 SIG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MDivREM" xlink:type="simple">6.1.2214 SM/RE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OURCE" xlink:type="simple">6.1.2216 SOURC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PACE" xlink:type="simple">6.1.2220 SPAC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PACES" xlink:type="simple">6.1.2230 SPACE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TATE" xlink:type="simple">6.1.2250 STAT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SWAP" xlink:type="simple">6.1.2260 SWA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HEN" xlink:type="simple">6.1.2270 THE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YPE" xlink:type="simple">6.1.2310 TYP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d" xlink:type="simple">6.1.2320 U.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less" xlink:type="simple">6.1.2340 U&l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MTimes" xlink:type="simple">6.1.2360 UM*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MDivMOD" xlink:type="simple">6.1.2370 UM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NLOOP" xlink:type="simple">6.1.2380 UNLOO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UNTIL" xlink:type="simple">6.1.2390 UNTI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VARIABLE" xlink:type="simple">6.1.2410 VARIABL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WHILE" xlink:type="simple">6.1.2430 WHIL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WORD" xlink:type="simple">6.1.2450 WOR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XOR" xlink:type="simple">6.1.2490 XOR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Bracket" xlink:type="simple">6.1.2500 [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BracketTick" xlink:type="simple">6.1.2510 [']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BracketCHAR" xlink:type="simple">6.1.2520 [CHAR]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right-bracket" xlink:type="simple">6.1.2540 ]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style-name="ce2" office:value-type="string" calcext:value-type="string">
            <text:p>6.2 Core extension words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otp" xlink:type="simple">6.2.0200 .(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otR" xlink:type="simple">6.2.0210 .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ne" xlink:type="simple">6.2.0260 0&lt;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more" xlink:type="simple">6.2.0280 0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toR" xlink:type="simple">6.2.0340 2&gt;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Rfrom" xlink:type="simple">6.2.0410 2R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RFetch" xlink:type="simple">6.2.0415 2R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lonNONAME" xlink:type="simple">6.2.0455 :NONAM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e" xlink:type="simple">6.2.0500 &lt;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qDO" xlink:type="simple">6.2.0620 ?D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CTION-OF" xlink:type="simple">6.2.0698 ACTION-O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GAIN" xlink:type="simple">6.2.0700 AGAI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UFFERColon" xlink:type="simple">6.2.0825 BUFFER: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q" xlink:type="simple">6.2.0855 C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ASE" xlink:type="simple">6.2.0873 C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MPILEComma" xlink:type="simple">6.2.0945 COMPILE,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FER" xlink:type="simple">6.2.1173 DEF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FERStore" xlink:type="simple">6.2.1175 DEFER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FERFetch" xlink:type="simple">6.2.1177 DEFER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NDCASE" xlink:type="simple">6.2.1342 ENDC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NDOF" xlink:type="simple">6.2.1343 ENDO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RASE" xlink:type="simple">6.2.1350 ER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ALSE" xlink:type="simple">6.2.1485 FAL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HEX" xlink:type="simple">6.2.1660 HEX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HOLDS" xlink:type="simple">6.2.1675 HOLD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IS" xlink:type="simple">6.2.1725 I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MARKER" xlink:type="simple">6.2.1850 MARK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IP" xlink:type="simple">6.2.1930 NI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OF" xlink:type="simple">6.2.1950 O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AD" xlink:type="simple">6.2.2000 PA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ARSE" xlink:type="simple">6.2.2008 PAR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ARSE-NAME" xlink:type="simple">6.2.2020 PARSE-NAM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ICK" xlink:type="simple">6.2.2030 PICK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FILL" xlink:type="simple">6.2.2125 REFIL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STORE-INPUT" xlink:type="simple">6.2.2148 RESTORE-INPU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OLL" xlink:type="simple">6.2.2150 ROL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eq" xlink:type="simple">6.2.2266 S\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AVE-INPUT" xlink:type="simple">6.2.2182 SAVE-INPU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OURCE-ID" xlink:type="simple">6.2.2218 SOURCE-I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O" xlink:type="simple">6.2.2295 T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RUE" xlink:type="simple">6.2.2298 TRU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UCK" xlink:type="simple">6.2.2300 TUCK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DotR" xlink:type="simple">6.2.2330 U.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more" xlink:type="simple">6.2.2350 U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NUSED" xlink:type="simple">6.2.2395 UNUSE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VALUE" xlink:type="simple">6.2.2405 VALU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WITHIN" xlink:type="simple">6.2.2440 WITHI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racketCOMPILE" xlink:type="simple">6.2.2530 [COMPILE]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s" xlink:type="simple">6.2.2535 \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 style:data-style-name="N2" text:time-value="19:27:16.9655300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5T11:33:08.002345886</meta:creation-date>
    <dc:date>2025-07-31T19:29:05.105047503</dc:date>
    <meta:editing-duration>PT1H19M22S</meta:editing-duration>
    <meta:editing-cycles>8</meta:editing-cycles>
    <meta:generator>LibreOffice/25.2.5.2$Linux_X86_64 LibreOffice_project/03d19516eb2e1dd5d4ccd751a0d6f35f35e08022</meta:generator>
    <meta:document-statistic meta:table-count="1" meta:cell-count="243" meta:object-count="0"/>
  </office:meta>
</office:document-meta>
</file>